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1"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loext:graphic-properties draw:fill="solid" draw:fill-color="#ffffff"/>
      <style:paragraph-properties fo:background-color="#ffffff">
        <style:tab-stops/>
      </style:paragraph-properties>
    </style:style>
    <style:style style:name="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1" fo:font-size="14pt" fo:font-weight="bold" style:font-size-asian="14pt" style:font-weight-asian="bold" style:font-size-complex="14pt" style:font-weight-complex="bold"/>
    </style:style>
    <style:style style:name="P3" style:family="paragraph" style:parent-style-name="Heading_20_4" style:master-page-name="Standard">
      <style:paragraph-properties fo:line-height="100%" style:page-number="1"/>
    </style:style>
    <style:style style:name="P4" style:family="paragraph" style:parent-style-name="List_20_Paragraph" style:list-style-name="L4">
      <loext:graphic-properties draw:fill="solid" draw:fill-color="#ffffff"/>
      <style:paragraph-properties fo:background-color="#ffffff"/>
      <style:text-properties style:font-name-asian="Montserrat Light1" style:font-name-complex="Montserrat Light1"/>
    </style:style>
    <style:style style:name="P5" style:family="paragraph" style:parent-style-name="List_20_Paragraph" style:list-style-name="L5">
      <loext:graphic-properties draw:fill="solid" draw:fill-color="#ffffff"/>
      <style:paragraph-properties fo:background-color="#ffffff"/>
      <style:text-properties style:font-name-asian="Montserrat Light1" style:font-name-complex="Montserrat Light1"/>
    </style:style>
    <style:style style:name="P6" style:family="paragraph" style:parent-style-name="List_20_Paragraph" style:list-style-name="L7"/>
    <style:style style:name="P7" style:family="paragraph" style:parent-style-name="List_20_Paragraph" style:list-style-name="L2"/>
    <style:style style:name="P8" style:family="paragraph" style:parent-style-name="List_20_Paragraph" style:list-style-name="L6"/>
    <style:style style:name="P9" style:family="paragraph" style:parent-style-name="List_20_Paragraph" style:list-style-name="L8"/>
    <style:style style:name="P10" style:family="paragraph" style:parent-style-name="List_20_Paragraph" style:list-style-name="L2">
      <loext:graphic-properties draw:fill="solid" draw:fill-color="#ffffff"/>
      <style:paragraph-properties fo:margin-top="0in" fo:margin-bottom="0in" style:contextual-spacing="true" fo:background-color="#ffffff"/>
      <style:text-properties style:font-name-asian="Montserrat Light1" style:font-name-complex="Montserrat Light1"/>
    </style:style>
    <style:style style:name="P11" style:family="paragraph" style:parent-style-name="List_20_Paragraph" style:list-style-name="L3">
      <loext:graphic-properties draw:fill="solid" draw:fill-color="#ffffff"/>
      <style:paragraph-properties fo:margin-top="0in" fo:margin-bottom="0in" style:contextual-spacing="true" fo:background-color="#ffffff"/>
      <style:text-properties style:font-name-asian="Montserrat Light1" style:font-name-complex="Montserrat Light1"/>
    </style:style>
    <style:style style:name="P12" style:family="paragraph" style:parent-style-name="List_20_Paragraph" style:list-style-name="L4">
      <loext:graphic-properties draw:fill="solid" draw:fill-color="#ffffff"/>
      <style:paragraph-properties fo:margin-top="0in" fo:margin-bottom="0in" style:contextual-spacing="true" fo:background-color="#ffffff"/>
      <style:text-properties style:font-name-asian="Montserrat Light1" style:font-name-complex="Montserrat Light1"/>
    </style:style>
    <style:style style:name="P13" style:family="paragraph" style:parent-style-name="List_20_Paragraph" style:list-style-name="L5">
      <loext:graphic-properties draw:fill="solid" draw:fill-color="#ffffff"/>
      <style:paragraph-properties fo:margin-top="0in" fo:margin-bottom="0in" style:contextual-spacing="true" fo:background-color="#ffffff"/>
      <style:text-properties style:font-name-asian="Montserrat Light1" style:font-name-complex="Montserrat Light1"/>
    </style:style>
    <style:style style:name="P14" style:family="paragraph" style:parent-style-name="List_20_Paragraph" style:list-style-name="L3">
      <loext:graphic-properties draw:fill="solid" draw:fill-color="#ffffff"/>
      <style:paragraph-properties fo:margin-top="0in" fo:margin-bottom="0.139in" style:contextual-spacing="true" fo:background-color="#ffffff"/>
      <style:text-properties style:font-name-asian="Montserrat Light1" style:font-name-complex="Montserrat Light1"/>
    </style:style>
    <style:style style:name="P15" style:family="paragraph" style:parent-style-name="Subtitle">
      <style:text-properties officeooo:paragraph-rsid="004dff31"/>
    </style:style>
    <style:style style:name="T1" style:family="text">
      <style:text-properties fo:color="#000000" loext:opacity="100%"/>
    </style:style>
    <style:style style:name="T2" style:family="text">
      <style:text-properties fo:color="#000000" loext:opacity="100%" style:font-name-asian="Montserrat Light1" style:font-name-complex="Montserrat Light1"/>
    </style:style>
    <style:style style:name="T3" style:family="text">
      <style:text-properties fo:color="#000000" loext:opacity="100%" fo:font-size="14pt" style:font-name-asian="Montserrat Light1" style:font-size-asian="14pt" style:font-name-complex="Montserrat Light1" style:font-size-complex="14pt"/>
    </style:style>
    <style:style style:name="T4" style:family="text">
      <style:text-properties fo:color="#000000" loext:opacity="100%" style:text-underline-style="none"/>
    </style:style>
    <style:style style:name="T5" style:family="text">
      <style:text-properties fo:color="#000000" loext:opacity="100%" style:text-underline-style="none" officeooo:rsid="003c3714"/>
    </style:style>
    <style:style style:name="T6" style:family="text">
      <style:text-properties fo:color="#000000" loext:opacity="100%" style:text-underline-style="none" officeooo:rsid="003c5fae"/>
    </style:style>
    <style:style style:name="T7" style:family="text">
      <style:text-properties fo:color="#000000" loext:opacity="100%" style:text-underline-style="none" officeooo:rsid="003d3b8c"/>
    </style:style>
    <style:style style:name="T8" style:family="text">
      <style:text-properties fo:color="#000000" loext:opacity="100%" style:font-name="Montserrat" fo:font-style="normal" style:font-style-asian="normal" style:font-style-complex="normal"/>
    </style:style>
    <style:style style:name="T9" style:family="text">
      <style:text-properties fo:color="#000000" loext:opacity="100%" style:font-name="Montserrat" fo:font-size="16pt" fo:font-style="normal" style:font-size-asian="16pt" style:font-style-asian="normal" style:font-size-complex="16pt" style:font-style-complex="normal"/>
    </style:style>
    <style:style style:name="T10" style:family="text">
      <style:text-properties style:font-name-asian="Montserrat Light1" style:font-name-complex="Montserrat Light1"/>
    </style:style>
    <style:style style:name="T11" style:family="text">
      <style:text-properties style:use-window-font-color="true" loext:opacity="0%" fo:font-size="11pt" fo:letter-spacing="normal" fo:language="en" fo:country="US" style:letter-kerning="false" style:font-name-asian="Montserrat Light1" style:font-size-asian="11pt" style:language-asian="en" style:country-asian="US" style:font-name-complex="Montserrat Light1" style:font-size-complex="11pt" style:language-complex="ar" style:country-complex="SA"/>
    </style:style>
    <style:style style:name="T12" style:family="text">
      <style:text-properties style:text-underline-style="none"/>
    </style:style>
    <style:style style:name="T13" style:family="text">
      <style:text-properties officeooo:rsid="003e75ce"/>
    </style:style>
    <style:style style:name="T14" style:family="text">
      <style:text-properties fo:font-style="normal" style:font-style-asian="normal" style:font-style-complex="normal"/>
    </style:style>
    <style:style style:name="T15" style:family="text">
      <style:text-properties style:font-name="Montserrat"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Last <text:span text:style-name="T13">Updated Wed 03 Mar 2021 08:06:54 PM MST</text:span></text:h>
      <text:h text:style-name="Title" text:outline-level="1">Ben Stokman</text:h>
      <text:h text:style-name="P15" text:outline-level="1"><text:span text:style-name="Internet_20_link"><text:span text:style-name="T9">ben.stokman@protonmail.com</text:span></text:span></text:h>
      <text:h text:style-name="Heading_20_1" text:outline-level="1"><text:span text:style-name="Internet_20_link"><text:span text:style-name="T4">Education</text:span></text:span></text:h>
      <text:list xml:id="list2224329392" text:style-name="L8">
        <text:list-item>
          <text:p text:style-name="P9"><text:span text:style-name="Internet_20_link"><text:span text:style-name="T4">High School Diploma from Phoenix Coding Academy</text:span></text:span></text:p>
        </text:list-item>
        <text:list-item>
          <text:p text:style-name="P9"><text:span text:style-name="Internet_20_link"><text:span text:style-name="T7">P</text:span></text:span><text:span text:style-name="Internet_20_link"><text:span text:style-name="T6">ursuing </text:span></text:span><text:span text:style-name="Internet_20_link"><text:span text:style-name="T7">BE in Computer Systems Engineering at ASU</text:span></text:span></text:p>
        </text:list-item>
      </text:list>
      <text:h text:style-name="Heading_20_1" text:outline-level="1">Special Training</text:h>
      <text:list xml:id="list1846472647" text:style-name="L2">
        <text:list-item>
          <text:p text:style-name="P10">National Science Foundation, Project App Maker Pro (Oct. 2016-Dec 2016, Jan 2017 - March 2017, June 5-16, 2017, fall 2017, spring 2018) at Arizona State University</text:p>
        </text:list-item>
        <text:list-item>
          <text:p text:style-name="P7">Evaluated existing apps in the field of biodiversity and then modified or created new apps. In the process, learned and applied Processing. Developing an app that shows biodiversity and risks in biodiversity in different areas.</text:p>
        </text:list-item>
        <text:list-item>
          <text:p text:style-name="P7">Villanova University, residential studies at Arizona State University, Tempe, AZ</text:p>
        </text:list-item>
        <text:list-item>
          <text:p text:style-name="P7"><text:span text:style-name="T10"><text:s/>C++ Programming, Ma</text:span><text:span text:style-name="T11">y 30 - June 3, 2016</text:span></text:p>
        </text:list-item>
        <text:list-item>
          <text:p text:style-name="P7">Java Programming, June 1 - June 5, 2015</text:p>
        </text:list-item>
        <text:list-item>
          <text:p text:style-name="P7">Arizona State University - W.P. Carey School of Business, - October 17, 2015</text:p>
        </text:list-item>
        <text:list-item>
          <text:p text:style-name="P7"><text:span text:style-name="T11">Department of Information S</text:span><text:span text:style-name="T10">ystems Secret Code of Business Workshop</text:span></text:p>
        </text:list-item>
        <text:list-item>
          <text:p text:style-name="P7">iD Tech, residential studies at Purdue University, West Lafayette, IN</text:p>
        </text:list-item>
        <text:list-item>
          <text:p text:style-name="P7">Engineering and Programming with Arduino, July 13 - 17, 2015</text:p>
        </text:list-item>
        <text:list-item>
          <text:p text:style-name="P7">Robotics Engineering with VEX, July 7 - 11, 2014</text:p>
        </text:list-item>
        <text:list-item>
          <text:p text:style-name="P7">iD Tech, 5 day course at Arizona State University, Tempe AZ</text:p>
        </text:list-item>
        <text:list-item>
          <text:p text:style-name="P7">Game Design for iPhone &amp; iPad, June 10 - 14, 2013</text:p>
        </text:list-item>
      </text:list>
      <text:h text:style-name="Heading_20_1" text:outline-level="1">Publications</text:h>
      <text:list xml:id="list149702339" text:style-name="L7">
        <text:list-item>
          <text:p text:style-name="P6"><text:span text:style-name="T10">Creator and editor of </text:span><text:span text:style-name="List_20_Paragraph_5f_character"><text:span text:style-name="T10">oneTwentyEight </text:span></text:span><text:span text:style-name="T10">blog. </text:span><text:span text:style-name="T2">(</text:span><text:a xlink:type="simple" xlink:href="https://blog.onetwentyeight.co/" text:style-name="Internet_20_link" text:visited-style-name="Visited_20_Internet_20_Link"><text:span text:style-name="Internet_20_link"><text:span text:style-name="T2">blog.onetwentyeight.co</text:span></text:span></text:a><text:span text:style-name="T2">), a blog about video game philosophy and general technology.</text:span></text:p>
        </text:list-item>
        <text:list-item>
          <text:p text:style-name="P6">Creator and editor of Weekly Prompt. (medium.com/weekly-prompt), a publication that contains articles as stories.</text:p>
        </text:list-item>
        <text:list-item>
          <text:p text:style-name="P6"><text:span text:style-name="T2"><text:s/>Creator and editor of my blog. (</text:span><text:a xlink:type="simple" xlink:href="https://medium.com/ben-stokman" text:style-name="Internet_20_link" text:visited-style-name="Visited_20_Internet_20_Link"><text:span text:style-name="Internet_20_link"><text:span text:style-name="T2">medium.com/ben-stokman</text:span></text:span></text:a><text:span text:style-name="T2">), a blog about philosophy, politics, technology, and psychology.</text:span></text:p>
        </text:list-item>
        <text:list-item>
          <text:p text:style-name="P6"><text:soft-page-break/>MATHadazzles: Mind Stretch Puzzles, Volumes 6 and 7: Reasoning Algebraically. Contributed and edited puzzles. Published by the PRIME Center, Arizona State University, 2017 and available through Amazon.</text:p>
        </text:list-item>
        <text:list-item>
          <text:p text:style-name="P6"><text:span text:style-name="T2">Writer of the medium publications: </text:span><text:a xlink:type="simple" xlink:href="https://psiloveyou.xyz/@BenjiStokman" text:style-name="Internet_20_link" text:visited-style-name="Visited_20_Internet_20_Link"><text:span text:style-name="Internet_20_link"><text:span text:style-name="T2">P.S. I Love You</text:span></text:span></text:a><text:span text:style-name="T2">, </text:span><text:a xlink:type="simple" xlink:href="https://hackernoon.com/@BenjiStokman" text:style-name="Internet_20_link" text:visited-style-name="Visited_20_Internet_20_Link"><text:span text:style-name="Internet_20_link"><text:span text:style-name="T2">Hackernoon</text:span></text:span></text:a><text:span text:style-name="T2">, </text:span><text:a xlink:type="simple" xlink:href="https://responsiblebusinesses.co/@BenjiStokman" text:style-name="Internet_20_link" text:visited-style-name="Visited_20_Internet_20_Link"><text:span text:style-name="Internet_20_link"><text:span text:style-name="T2">Responsible Businesses</text:span></text:span></text:a><text:span text:style-name="T2">, and </text:span><text:a xlink:type="simple" xlink:href="https://movietime.guru/@BenjiStokman" text:style-name="Internet_20_link" text:visited-style-name="Visited_20_Internet_20_Link"><text:span text:style-name="Internet_20_link"><text:span text:style-name="T2">Movie Time Guru</text:span></text:span></text:a><text:span text:style-name="T2">.</text:span></text:p>
        </text:list-item>
      </text:list>
      <text:h text:style-name="Heading_20_1" text:outline-level="1">High School Activities</text:h>
      <text:list xml:id="list3764060020" text:style-name="L6">
        <text:list-item>
          <text:p text:style-name="P8">Musical Theater, 2015-2018</text:p>
        </text:list-item>
        <text:list-item>
          <text:p text:style-name="P8">Actor and singer in drama productions</text:p>
        </text:list-item>
        <text:list-item>
          <text:p text:style-name="P8">Alice in wonderland, Mary Poppins, Charlie Brown</text:p>
        </text:list-item>
        <text:list-item>
          <text:p text:style-name="P8">Graphic designer, sole designer and creator of marketing materials</text:p>
        </text:list-item>
        <text:list-item>
          <text:p text:style-name="P8">Head of publicity 2017-2018</text:p>
        </text:list-item>
        <text:list-item>
          <text:p text:style-name="P8">Head of public relations 2017-2018</text:p>
        </text:list-item>
        <text:list-item>
          <text:p text:style-name="P8">Coding Club, 2016-2017</text:p>
        </text:list-item>
        <text:list-item>
          <text:p text:style-name="P8">National Junior Honor Society, 2015-2017</text:p>
        </text:list-item>
        <text:list-item>
          <text:p text:style-name="P8">Leadership Society, 2017-2018</text:p>
        </text:list-item>
        <text:list-item>
          <text:p text:style-name="P8">YMCA - Jr. Suns Competitive Basketball, 2010-Present</text:p>
        </text:list-item>
      </text:list>
      <text:h text:style-name="Heading_20_1" text:outline-level="1">Employment</text:h>
      <text:list xml:id="list1753819443" text:style-name="L5">
        <text:list-item>
          <text:p text:style-name="P13">Public Library, Phoenix, AZ, August 2015 – 2017</text:p>
        </text:list-item>
        <text:list-item>
          <text:p text:style-name="P13">Shelved and organized books</text:p>
        </text:list-item>
        <text:list-item>
          <text:p text:style-name="P13">Summer 2015, 2016, and 2017<text:bookmark-start text:name="__DdeLink__350_69835816"/></text:p>
        </text:list-item>
        <text:list-item>
          <text:p text:style-name="P13">Prepared food, served customers<text:bookmark-end text:name="__DdeLink__350_69835816"/></text:p>
        </text:list-item>
        <text:list-item>
          <text:p text:style-name="P5">Blue Grass Festival Fundraiser support, 2015, 2016,</text:p>
        </text:list-item>
        <text:list-item>
          <text:p text:style-name="P13">Prepared food, served customers</text:p>
        </text:list-item>
        <text:list-item>
          <text:p text:style-name="P5">Home depot (lot associate) Fall 2018 – Present</text:p>
        </text:list-item>
      </text:list>
      <text:h text:style-name="Heading_20_1" text:outline-level="1">Significant Volunteer Activities</text:h>
      <text:list xml:id="list3366502085" text:style-name="L4">
        <text:list-item>
          <text:p text:style-name="P12">Festival of Lights, 2015, support of fundraising carnival, helped with games</text:p>
        </text:list-item>
        <text:list-item>
          <text:p text:style-name="P4">Iron Man AZ, 2015, 2016, runner support</text:p>
        </text:list-item>
      </text:list>
      <text:h text:style-name="Heading_20_1" text:outline-level="1">Skills</text:h>
      <text:list xml:id="list4152040550" text:style-name="L3">
        <text:list-item>
          <text:p text:style-name="P11">Experience with Java, C++, Processing, and Arduino-like programming</text:p>
        </text:list-item>
        <text:list-item>
          <text:p text:style-name="P11">Very proficient with HTML and CSS</text:p>
        </text:list-item>
        <text:list-item>
          <text:p text:style-name="P11">Proficient with Graphic design and visual presentation</text:p>
        </text:list-item>
        <text:list-item>
          <text:p text:style-name="P11"><text:soft-page-break/>Experience with security and network design</text:p>
        </text:list-item>
        <text:list-item>
          <text:p text:style-name="P14">Extensive general knowledge in most areas computers</text:p>
        </text:list-item>
        <text:list-item>
          <text:p text:style-name="P14">Experienced with Public Relations positions</text:p>
        </text:list-item>
        <text:list-item>
          <text:p text:style-name="P14">Linux</text:p>
        </text:list-item>
        <text:list-item>
          <text:p text:style-name="P14">Knowledge of Linux systems and their inter-workings</text:p>
        </text:list-item>
        <text:list-item>
          <text:p text:style-name="P14">Very experienced with bash and typical commands</text:p>
        </text:list-item>
        <text:list-item>
          <text:p text:style-name="P14">Knowledge of basic Windows terminal command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1"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0pt" fo:language="en" fo:country="US"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style:contextual-spacing="false" fo:line-height="115%" fo:text-align="start" style:justify-single-word="false" fo:orphans="2" fo:widows="2" fo:hyphenation-ladder-count="no-limit" fo:text-indent="0in" style:auto-text-indent="false" style:writing-mode="lr-tb"/>
      <style:text-properties fo:color="#000000" loext:opacity="100%" style:font-name="Montserrat Light" fo:font-family="'Montserrat Light'" style:font-family-generic="roman" style:font-pitch="variable" fo:font-size="11pt" fo:letter-spacing="normal" fo:language="en" fo:country="US" style:letter-kerning="false" fo:background-color="#ffffff" style:font-name-asian="Montserrat Light1" style:font-family-asian="'Montserrat Light'" style:font-family-generic-asian="system" style:font-pitch-asian="variable" style:font-size-asian="11pt" style:language-asian="en" style:country-asian="US" style:font-name-complex="Montserrat Light1" style:font-family-complex="'Montserrat Light'"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ffffff"/>
      <style:paragraph-properties fo:margin-top="0.25in" fo:margin-bottom="0.05in" style:contextual-spacing="false" fo:line-height="100%" fo:keep-together="always" fo:background-color="#ffffff" fo:keep-with-next="always">
        <style:tab-stops>
          <style:tab-stop style:position="1.1783in"/>
        </style:tab-stops>
      </style:paragraph-properties>
      <style:text-properties fo:color="#000000" loext:opacity="100%" style:font-name="Odibee Sans" fo:font-family="'Odibee Sans'" style:font-family-generic="roman" style:font-pitch="variable" fo:font-size="32pt" fo:font-weight="normal" style:font-name-asian="Montserrat SemiBold1" style:font-family-asian="'Montserrat SemiBold'" style:font-family-generic-asian="system" style:font-pitch-asian="variable" style:font-size-asian="32pt" style:font-weight-asian="normal" style:font-name-complex="Montserrat SemiBold1" style:font-family-complex="'Montserrat SemiBold'" style:font-family-generic-complex="system" style:font-pitch-complex="variable" style:font-size-complex="24pt" style:font-weight-complex="normal"/>
    </style:style>
    <style:style style:name="Heading_20_2" style:display-name="Heading 2" style:family="paragraph" style:parent-style-name="Standard" style:next-style-name="Standard" style:default-outline-level="2" style:list-style-name="" style:class="text">
      <loext:graphic-properties draw:fill="solid" draw:fill-color="#ffffff"/>
      <style:paragraph-properties fo:margin-top="0.139in" fo:margin-bottom="0in" style:contextual-spacing="false" fo:keep-together="always" fo:background-color="#ffffff" fo:keep-with-next="always"/>
      <style:text-properties fo:color="#000000" loext:opacity="100%" style:font-name="Montserrat SemiBold" fo:font-family="'Montserrat SemiBold'" style:font-family-generic="roman" style:font-pitch="variable" fo:font-size="20pt" fo:font-weight="bold" style:font-name-asian="Montserrat SemiBold1" style:font-family-asian="'Montserrat SemiBold'" style:font-family-generic-asian="system" style:font-pitch-asian="variable" style:font-size-asian="20pt" style:font-weight-asian="bold" style:font-name-complex="Montserrat SemiBold1" style:font-family-complex="'Montserrat SemiBold'"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loext:graphic-properties draw:fill="solid" draw:fill-color="#ffffff"/>
      <style:paragraph-properties fo:margin-top="0.139in" fo:margin-bottom="0in" style:contextual-spacing="false" fo:keep-together="always" fo:background-color="#ffffff" fo:keep-with-next="always"/>
      <style:text-properties fo:color="#000000" loext:opacity="100%" style:font-name="Arial" fo:font-family="Arial" style:font-family-generic="roman" style:font-pitch="variable" fo:font-size="18pt" fo:font-style="italic" fo:font-weight="bold" style:font-name-asian="Arial1" style:font-family-asian="Arial" style:font-family-generic-asian="system" style:font-pitch-asian="variable" style:font-size-asian="18pt" style:font-style-asian="italic" style:font-weight-asian="bold" style:font-name-complex="Arial1" style:font-family-complex="Arial" style:font-family-generic-complex="system" style:font-pitch-complex="variable" style:font-size-complex="18pt" style:font-style-complex="italic" style:font-weight-complex="bold"/>
    </style:style>
    <style:style style:name="Heading_20_4" style:display-name="Heading 4" style:family="paragraph" style:parent-style-name="Standard" style:next-style-name="Standard" style:default-outline-level="4" style:list-style-name="" style:class="text">
      <loext:graphic-properties draw:fill="solid" draw:fill-color="#ffffff"/>
      <style:paragraph-properties fo:margin-top="0.139in" fo:margin-bottom="0in" style:contextual-spacing="false" fo:keep-together="always" fo:background-color="#ffffff" fo:keep-with-next="always"/>
      <style:text-properties fo:color="#232323" loext:opacity="100%" style:font-name="Share Tech Mono" fo:font-family="'Share Tech Mono'" style:font-pitch="variable" fo:font-size="16pt" officeooo:rsid="003e34bc"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loext:graphic-properties draw:fill="solid" draw:fill-color="#ffffff"/>
      <style:paragraph-properties fo:margin-top="0.139in" fo:margin-bottom="0in" style:contextual-spacing="false" fo:keep-together="always" fo:background-color="#ffffff" fo:keep-with-next="always"/>
      <style:text-properties fo:color="#444444"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139in" fo:margin-bottom="0in" style:contextual-spacing="false" fo:keep-together="always" fo:background-color="#ffffff" fo:keep-with-next="always"/>
      <style:text-properties fo:color="#232323" loext:opacity="100%"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 style:display-name="Heading 7" style:family="paragraph" style:parent-style-name="Standard" style:next-style-name="Standard" style:default-outline-level="7" style:list-style-name="" style:class="text">
      <loext:graphic-properties draw:fill="solid" draw:fill-color="#ffffff"/>
      <style:paragraph-properties fo:margin-top="0.139in" fo:margin-bottom="0in" style:contextual-spacing="false" fo:keep-together="always" fo:background-color="#ffffff" fo:keep-with-next="always"/>
      <style:text-properties fo:color="#606060" loext:opacity="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8" style:display-name="Heading 8" style:family="paragraph" style:parent-style-name="Standard" style:next-style-name="Standard" style:default-outline-level="8" style:list-style-name="" style:class="text">
      <loext:graphic-properties draw:fill="solid" draw:fill-color="#ffffff"/>
      <style:paragraph-properties fo:margin-top="0.139in" fo:margin-bottom="0in" style:contextual-spacing="false" fo:keep-together="always" fo:background-color="#ffffff" fo:keep-with-next="always"/>
      <style:text-properties fo:color="#444444"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 style:display-name="Heading 9" style:family="paragraph" style:parent-style-name="Standard" style:next-style-name="Standard" style:default-outline-level="9" style:list-style-name="" style:class="text">
      <loext:graphic-properties draw:fill="solid" draw:fill-color="#ffffff"/>
      <style:paragraph-properties fo:margin-top="0.139in" fo:margin-bottom="0in" style:contextual-spacing="false" fo:keep-together="always" fo:background-color="#ffffff" fo:keep-with-next="always"/>
      <style:text-properties fo:color="#444444" loext:opacity="100%"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Footnote" style:family="paragraph" style:parent-style-name="Standard" style:default-outline-level="" style:class="extra">
      <loext:graphic-properties draw:fill="solid" draw:fill-color="#ffffff"/>
      <style:paragraph-properties fo:margin-top="0in" fo:margin-bottom="0in" style:contextual-spacing="false" fo:line-height="100%" fo:background-color="#ffffff"/>
      <style:text-properties fo:font-size="10pt" style:font-size-asian="10pt"/>
    </style:style>
    <style:style style:name="Contents_20_1" style:display-name="Contents 1" style:family="paragraph" style:parent-style-name="Standard" style:next-style-name="Standard" style:default-outline-level="" style:class="index">
      <loext:graphic-properties draw:fill="solid" draw:fill-color="#ffffff"/>
      <style:paragraph-properties fo:margin-left="0in" fo:margin-right="0in" fo:margin-top="0in" fo:margin-bottom="0.0398in" style:contextual-spacing="false" fo:text-indent="0in" style:auto-text-indent="false" fo:background-color="#ffffff"/>
    </style:style>
    <style:style style:name="Contents_20_2" style:display-name="Contents 2" style:family="paragraph" style:parent-style-name="Standard" style:next-style-name="Standard" style:default-outline-level="" style:class="index">
      <loext:graphic-properties draw:fill="solid" draw:fill-color="#ffffff"/>
      <style:paragraph-properties fo:margin-left="0.1965in" fo:margin-right="0in" fo:margin-top="0in" fo:margin-bottom="0.0398in" style:contextual-spacing="false" fo:text-indent="0in" style:auto-text-indent="false" fo:background-color="#ffffff"/>
    </style:style>
    <style:style style:name="Contents_20_3" style:display-name="Contents 3" style:family="paragraph" style:parent-style-name="Standard" style:next-style-name="Standard" style:default-outline-level="" style:class="index">
      <loext:graphic-properties draw:fill="solid" draw:fill-color="#ffffff"/>
      <style:paragraph-properties fo:margin-left="0.3937in" fo:margin-right="0in" fo:margin-top="0in" fo:margin-bottom="0.0398in" style:contextual-spacing="false" fo:text-indent="0in" style:auto-text-indent="false" fo:background-color="#ffffff"/>
    </style:style>
    <style:style style:name="Contents_20_4" style:display-name="Contents 4" style:family="paragraph" style:parent-style-name="Standard" style:next-style-name="Standard" style:default-outline-level="" style:class="index">
      <loext:graphic-properties draw:fill="solid" draw:fill-color="#ffffff"/>
      <style:paragraph-properties fo:margin-left="0.5902in" fo:margin-right="0in" fo:margin-top="0in" fo:margin-bottom="0.0398in" style:contextual-spacing="false" fo:text-indent="0in" style:auto-text-indent="false" fo:background-color="#ffffff"/>
    </style:style>
    <style:style style:name="Contents_20_5" style:display-name="Contents 5" style:family="paragraph" style:parent-style-name="Standard" style:next-style-name="Standard" style:default-outline-level="" style:class="index">
      <loext:graphic-properties draw:fill="solid" draw:fill-color="#ffffff"/>
      <style:paragraph-properties fo:margin-left="0.7874in" fo:margin-right="0in" fo:margin-top="0in" fo:margin-bottom="0.0398in" style:contextual-spacing="false" fo:text-indent="0in" style:auto-text-indent="false" fo:background-color="#ffffff"/>
    </style:style>
    <style:style style:name="Contents_20_6" style:display-name="Contents 6" style:family="paragraph" style:parent-style-name="Standard" style:next-style-name="Standard" style:default-outline-level="" style:class="index">
      <loext:graphic-properties draw:fill="solid" draw:fill-color="#ffffff"/>
      <style:paragraph-properties fo:margin-left="0.9839in" fo:margin-right="0in" fo:margin-top="0in" fo:margin-bottom="0.0398in" style:contextual-spacing="false" fo:text-indent="0in" style:auto-text-indent="false" fo:background-color="#ffffff"/>
    </style:style>
    <style:style style:name="Contents_20_7" style:display-name="Contents 7" style:family="paragraph" style:parent-style-name="Standard" style:next-style-name="Standard" style:default-outline-level="" style:class="index">
      <loext:graphic-properties draw:fill="solid" draw:fill-color="#ffffff"/>
      <style:paragraph-properties fo:margin-left="1.1811in" fo:margin-right="0in" fo:margin-top="0in" fo:margin-bottom="0.0398in" style:contextual-spacing="false" fo:text-indent="0in" style:auto-text-indent="false" fo:background-color="#ffffff"/>
    </style:style>
    <style:style style:name="Contents_20_8" style:display-name="Contents 8" style:family="paragraph" style:parent-style-name="Standard" style:next-style-name="Standard" style:default-outline-level="" style:class="index">
      <loext:graphic-properties draw:fill="solid" draw:fill-color="#ffffff"/>
      <style:paragraph-properties fo:margin-left="1.378in" fo:margin-right="0in" fo:margin-top="0in" fo:margin-bottom="0.0398in" style:contextual-spacing="false" fo:text-indent="0in" style:auto-text-indent="false" fo:background-color="#ffffff"/>
    </style:style>
    <style:style style:name="Contents_20_9" style:display-name="Contents 9" style:family="paragraph" style:parent-style-name="Standard" style:next-style-name="Standard" style:default-outline-level="" style:class="index">
      <loext:graphic-properties draw:fill="solid" draw:fill-color="#ffffff"/>
      <style:paragraph-properties fo:margin-left="1.5752in" fo:margin-right="0in" fo:margin-top="0in" fo:margin-bottom="0.0398in" style:contextual-spacing="false" fo:text-indent="0in" style:auto-text-indent="false" fo:background-color="#ffffff"/>
    </style:style>
    <style:style style:name="TOC_20_Heading" style:display-name="TOC Heading" style:family="paragraph" style:default-outline-level="">
      <style:paragraph-properties fo:margin-left="0in" fo:margin-right="0in" fo:margin-top="0in" fo:margin-bottom="0.139in" style:contextual-spacing="false" fo:line-height="115%" fo:text-align="start" style:justify-single-word="false" fo:orphans="2" fo:widows="2" fo:hyphenation-ladder-count="no-limit" fo:text-indent="0in" style:auto-text-indent="false" style:writing-mode="lr-tb"/>
      <style:text-properties fo:color="#000000" loext:opacity="1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loext:graphic-properties draw:fill="solid" draw:fill-color="#ffffff"/>
      <style:paragraph-properties fo:margin-top="0in" fo:margin-bottom="0in" style:contextual-spacing="false" fo:line-height="100%" fo:background-color="#ffffff">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loext:graphic-properties draw:fill="solid" draw:fill-color="#ffffff"/>
      <style:paragraph-properties fo:margin-top="0in" fo:margin-bottom="0in" style:contextual-spacing="false" fo:line-height="100%" fo:background-color="#ffffff">
        <style:tab-stops>
          <style:tab-stop style:position="3.248in" style:type="center"/>
          <style:tab-stop style:position="6.4965in" style:type="right"/>
        </style:tab-stops>
      </style:paragraph-properties>
    </style:style>
    <style:style style:name="No_20_Spacing" style:display-name="No Spacing" style:family="paragraph" style:default-outline-level="">
      <style:paragraph-properties fo:margin-left="0in" fo:margin-right="0in" fo:margin-top="0in" fo:margin-bottom="0in" style:contextual-spacing="false" fo:line-height="100%" fo:text-align="start" style:justify-single-word="false" fo:orphans="2" fo:widows="2" fo:hyphenation-ladder-count="no-limit" fo:text-indent="0in" style:auto-text-indent="false" style:writing-mode="lr-tb"/>
      <style:text-properties fo:color="#000000" loext:opacity="1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loext:graphic-properties draw:fill="solid" draw:fill-color="#ffffff"/>
      <style:paragraph-properties fo:margin-left="3.15in" fo:margin-right="0in" fo:text-align="justify" style:justify-single-word="false" fo:text-indent="0in" style:auto-text-indent="false" fo:background-color="#ffffff"/>
      <style:text-properties fo:color="#373737" loext:opacity="100%" fo:font-size="9pt" fo:font-style="italic" style:font-size-asian="9pt" style:font-style-asian="italic" style:font-size-complex="9pt" style:font-style-complex="italic"/>
    </style:style>
    <style:style style:name="Subtitle" style:family="paragraph" style:parent-style-name="Standard" style:next-style-name="Standard" style:default-outline-level="1" style:list-style-name="" style:class="chapter">
      <loext:graphic-properties draw:fill="solid" draw:fill-color="#ffffff"/>
      <style:paragraph-properties fo:line-height="100%" fo:background-color="#ffffff"/>
      <style:text-properties fo:color="#444444" loext:opacity="100%" style:font-name="Arial" fo:font-family="Arial" style:font-family-generic="roman" style:font-pitch="variable" fo:font-size="26pt" fo:font-style="italic" style:font-name-asian="Arial1" style:font-family-asian="Arial" style:font-family-generic-asian="system" style:font-pitch-asian="variable" style:font-size-asian="26pt" style:font-style-asian="italic" style:font-name-complex="Arial1" style:font-family-complex="Arial" style:font-family-generic-complex="system" style:font-pitch-complex="variable" style:font-size-complex="26pt" style:font-style-complex="italic"/>
    </style:style>
    <style:style style:name="Intense_20_Quote" style:display-name="Intense Quote" style:family="paragraph" style:parent-style-name="Standard" style:next-style-name="Standard" style:default-outline-level="">
      <loext:graphic-properties draw:fill="solid" draw:fill-color="#eeeeee"/>
      <style:paragraph-properties fo:margin-left="0.3937in" fo:margin-right="0.3937in" fo:text-align="justify" style:justify-single-word="false" fo:text-indent="0in" style:auto-text-indent="false" fo:background-color="#eeeeee" fo:padding-left="0.0555in" fo:padding-right="0.0555in" fo:padding-top="0.0138in" fo:padding-bottom="0.0138in" fo:border="0.51pt solid #808080" style:shadow="none"/>
      <style:text-properties fo:color="#464646" loext:opacity="100%" fo:font-size="9.5pt" fo:font-style="italic" fo:font-weight="bold" style:font-size-asian="9.5pt" style:font-style-asian="italic" style:font-weight-asian="bold" style:font-size-complex="9.5pt" style:font-style-complex="italic" style:font-weight-complex="bold"/>
    </style:style>
    <style:style style:name="Title" style:family="paragraph" style:parent-style-name="Standard" style:next-style-name="Standard" style:default-outline-level="1" style:list-style-name="" style:class="chapter">
      <loext:graphic-properties draw:fill="solid" draw:fill-color="#ffffff"/>
      <style:paragraph-properties fo:margin-top="0.05in" fo:margin-bottom="0.05in" style:contextual-spacing="false" fo:line-height="100%" fo:background-color="#ffffff" fo:padding="0in" fo:border="none">
        <style:tab-stops/>
      </style:paragraph-properties>
      <style:text-properties fo:color="#000000" loext:opacity="100%" style:font-name="Odibee Sans" fo:font-family="'Odibee Sans'" style:font-family-generic="roman" style:font-pitch="variable" fo:font-size="48pt" style:text-underline-style="none" fo:font-weight="bold" fo:background-color="#ffffff" style:font-name-asian="Montserrat Black2" style:font-family-asian="'Montserrat Black'" style:font-family-generic-asian="system" style:font-pitch-asian="variable" style:font-size-asian="48pt" style:font-weight-asian="bold" style:font-name-complex="Montserrat Black2" style:font-family-complex="'Montserrat Black'" style:font-family-generic-complex="system" style:font-pitch-complex="variable" style:font-size-complex="48pt" style:font-weight-complex="bold"/>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text-indent="0in" style:auto-text-indent="false" fo:background-color="#ffffff"/>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Char" style:display-name="Heading 1 Char" style:family="text">
      <style:text-properties fo:color="#00000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_20_Char" style:display-name="Heading 2 Char" style:family="text">
      <style:text-properties fo:color="#000000" loext:opacity="1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3_20_Char" style:display-name="Heading 3 Char" style:family="text">
      <style:text-properties fo:color="#000000" loext:opacity="100%" style:font-name="Arial" fo:font-family="Arial" style:font-family-generic="roman" style:font-pitch="variable" fo:font-size="20pt" fo:font-style="italic" fo:font-weight="bold" style:font-name-asian="Arial1" style:font-family-asian="Arial" style:font-family-generic-asian="system" style:font-pitch-asian="variable" style:font-size-asian="20pt" style:font-style-asian="italic" style:font-weight-asian="bold" style:font-name-complex="Arial1" style:font-family-complex="Arial" style:font-family-generic-complex="system" style:font-pitch-complex="variable" style:font-size-complex="20pt" style:font-style-complex="italic" style:font-weight-complex="bold"/>
    </style:style>
    <style:style style:name="Heading_20_4_20_Char" style:display-name="Heading 4 Char" style:family="text">
      <style:text-properties fo:color="#232323"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_20_Char" style:display-name="Heading 5 Char" style:family="text">
      <style:text-properties fo:color="#444444"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_20_Char" style:display-name="Heading 6 Char" style:family="text">
      <style:text-properties fo:color="#232323" loext:opacity="100%"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_20_Char" style:display-name="Heading 7 Char" style:family="text">
      <style:text-properties fo:color="#60606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8_20_Char" style:display-name="Heading 8 Char" style:family="text">
      <style:text-properties fo:color="#444444"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_20_Char" style:display-name="Heading 9 Char" style:family="text">
      <style:text-properties fo:color="#444444" loext:opacity="100%"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10pt" style:font-size-asian="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Heading_20_2_5f_character" style:display-name="Heading 2_character" style:family="text">
      <style:text-properties style:font-name="Montserrat SemiBold" fo:font-family="'Montserrat SemiBold'" style:font-family-generic="roman" style:font-pitch="variable" style:font-name-asian="Montserrat SemiBold1" style:font-family-asian="'Montserrat SemiBold'" style:font-family-generic-asian="system" style:font-pitch-asian="variable" style:font-name-complex="Montserrat SemiBold1" style:font-family-complex="'Montserrat SemiBold'" style:font-family-generic-complex="system" style:font-pitch-complex="variable"/>
    </style:style>
    <style:style style:name="Heading_20_1_5f_character" style:display-name="Heading 1_character" style:family="text">
      <style:text-properties style:font-name="Montserrat Black" fo:font-family="'Montserrat Black'" style:font-family-generic="roman" style:font-pitch="variable" fo:font-size="32pt" fo:font-weight="bold" style:font-name-asian="Montserrat Black2" style:font-family-asian="'Montserrat Black'" style:font-family-generic-asian="system" style:font-pitch-asian="variable" style:font-size-asian="32pt" style:font-weight-asian="bold" style:font-name-complex="Montserrat Black2" style:font-family-complex="'Montserrat Black'" style:font-family-generic-complex="system" style:font-pitch-complex="variable"/>
    </style:style>
    <style:style style:name="Normal_5f_character" style:display-name="Normal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List_20_Paragraph_5f_character" style:display-name="List Paragraph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1pt" style:font-size-asian="11pt" style:font-name-complex="Symbol" style:font-family-complex="Symbol" style:font-family-generic-complex="system" style:font-pitch-complex="variable"/>
    </style:style>
    <style:style style:name="ListLabel_20_2" style:display-name="ListLabel 2" style:family="text">
      <style:text-properties fo:font-size="11pt" style:font-size-asian="11pt" style:font-name-complex="OpenSymbol2" style:font-family-complex="OpenSymbol"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12"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15"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18"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24"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27"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31"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33"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34"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36"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38"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39"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42"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45"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47"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48"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9"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51"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52"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53"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54"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background-color="#ffffff">
        <style:tab-stops/>
      </style:paragraph-properties>
    </style:style>
    <style:style style:name="M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1"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1-03-03T20:13:42.060709604</dc:date>
    <meta:editing-cycles>72</meta:editing-cycles>
    <meta:editing-duration>PT41M41S</meta:editing-duration>
    <meta:generator>LibreOffice/7.1.1.2$Linux_X86_64 LibreOffice_project/10$Build-2</meta:generator>
    <meta:document-statistic meta:table-count="0" meta:image-count="0" meta:object-count="0" meta:page-count="3" meta:paragraph-count="59" meta:word-count="504" meta:character-count="3172" meta:non-whitespace-character-count="2771"/>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